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 svg:font-family="'Computer Modern'"/>
    <style:font-face style:name="LM Roman 10" svg:font-family="'LM Roman 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21cm" fo:min-width="0.421cm" fo:padding-top="0cm" fo:padding-bottom="0cm" fo:padding-left="0cm" fo:padding-right="0cm"/>
    </style:style>
    <style:style style:name="gr5" style:family="graphic" style:parent-style-name="standard">
      <style:graphic-properties draw:stroke="dash" draw:stroke-dash="stroke-dash24" svg:stroke-width="0.035cm" svg:stroke-color="#000000" draw:stroke-linejoin="round" svg:stroke-linecap="butt" draw:fill="none" fo:padding-top="0.017cm" fo:padding-bottom="0.017cm" fo:padding-left="0.017cm" fo:padding-right="0.017cm"/>
    </style:style>
    <style:style style:name="gr6" style:family="graphic" style:parent-style-name="standard">
      <style:graphic-properties draw:stroke="dash" draw:stroke-dash="stroke-dash24" svg:stroke-width="0.035cm" svg:stroke-color="#ff0000" draw:stroke-linejoin="round" svg:stroke-linecap="butt" draw:fill="none" fo:padding-top="0.017cm" fo:padding-bottom="0.017cm" fo:padding-left="0.017cm" fo:padding-right="0.017cm"/>
    </style:style>
    <style:style style:name="gr7" style:family="graphic" style:parent-style-name="standard">
      <style:graphic-properties draw:stroke="dash" draw:stroke-dash="stroke-dash24" svg:stroke-width="0.035cm" svg:stroke-color="#0000ff" draw:stroke-linejoin="round" svg:stroke-linecap="butt" draw:fill="none" fo:padding-top="0.017cm" fo:padding-bottom="0.017cm" fo:padding-left="0.017cm" fo:padding-right="0.017cm"/>
    </style:style>
    <style:style style:name="gr8" style:family="graphic" style:parent-style-name="standard">
      <style:graphic-properties draw:stroke="solid" svg:stroke-width="0.035cm" svg:stroke-color="#000000" draw:stroke-linejoin="round" svg:stroke-linecap="square" draw:fill="none" fo:padding-top="0.017cm" fo:padding-bottom="0.017cm" fo:padding-left="0.017cm" fo:padding-right="0.017cm"/>
    </style:style>
    <style:style style:name="gr9" style:family="graphic" style:parent-style-name="standard">
      <style:graphic-properties draw:stroke="solid" svg:stroke-width="0.035cm" svg:stroke-color="#ff0000" draw:stroke-linejoin="round" svg:stroke-linecap="square" draw:fill="none" fo:padding-top="0.017cm" fo:padding-bottom="0.017cm" fo:padding-left="0.017cm" fo:padding-right="0.017cm"/>
    </style:style>
    <style:style style:name="gr10"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1"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P1" style:family="paragraph">
      <loext:graphic-properties draw:fill="solid" draw:fill-color="#ffffff"/>
      <style:text-properties style:font-name="LM Roman 10" fo:font-size="16pt"/>
    </style:style>
    <style:style style:name="P2" style:family="paragraph">
      <loext:graphic-properties draw:fill="solid" draw:fill-color="#000000"/>
      <style:text-properties style:font-name="LM Roman 10" fo:font-size="16pt"/>
    </style:style>
    <style:style style:name="P3" style:family="paragraph">
      <loext:graphic-properties draw:fill="none"/>
      <style:text-properties style:font-name="LM Roman 10" fo:font-size="16pt"/>
    </style:style>
    <style:style style:name="P4" style:family="paragraph">
      <style:paragraph-properties fo:text-align="start" style:writing-mode="lr-tb"/>
      <style:text-properties style:font-name="LM Roman 10" fo:font-size="16pt"/>
    </style:style>
    <style:style style:name="P5" style:family="paragraph">
      <loext:graphic-properties draw:fill="none"/>
      <style:paragraph-properties fo:text-align="start" style:writing-mode="lr-tb"/>
      <style:text-properties style:font-name="LM Roman 10" fo:font-size="16pt" style:font-size-asian="12pt" style:font-size-complex="12pt"/>
    </style:style>
    <style:style style:name="P6" style:family="paragraph">
      <loext:graphic-properties draw:fill="solid" draw:fill-color="#ffffff" draw:opacity="80%"/>
      <style:text-properties style:font-name="LM Roman 10" fo:font-size="16pt"/>
    </style:style>
    <style:style style:name="T1" style:family="text">
      <style:text-properties fo:color="#000000" style:font-size-asian="12pt" style:font-name-complex="Computer Modern" style:font-size-complex="12pt"/>
    </style:style>
    <style:style style:name="T2" style:family="text">
      <style:text-properties fo:color="#000000" fo:font-style="italic" style:font-size-asian="12pt" style:font-name-complex="Computer Modern"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062cm" svg:height="5.549cm" svg:x="0cm" svg:y="0cm" svg:viewBox="0 0 15063 5550" draw:points="0,5550 15063,5550 15063,0 0,0">
          <text:p/>
        </draw:polygon>
        <draw:polygon draw:style-name="gr1" draw:text-style-name="P1" draw:layer="layout" svg:width="12.758cm" svg:height="3.711cm" svg:x="1.536cm" svg:y="0.456cm" svg:viewBox="0 0 12759 3712" draw:points="0,3712 12759,3712 12759,0 0,0">
          <text:p/>
        </draw:polygon>
        <draw:polygon draw:style-name="gr2" draw:text-style-name="P2" draw:layer="layout" svg:width="0cm" svg:height="0.123cm" svg:x="2.111cm" svg:y="4.167cm" svg:viewBox="0 0 0 124" draw:points="0,0 0,124">
          <text:p/>
        </draw:polygon>
        <draw:line draw:style-name="gr3" draw:text-style-name="P3" draw:layer="layout" svg:x1="2.111cm" svg:y1="4.167cm" svg:x2="2.111cm" svg:y2="4.291cm">
          <text:p/>
        </draw:line>
        <draw:polygon draw:style-name="gr2" draw:text-style-name="P2" draw:layer="layout" svg:width="0cm" svg:height="0.123cm" svg:x="4.818cm" svg:y="4.167cm" svg:viewBox="0 0 0 124" draw:points="0,0 0,124">
          <text:p/>
        </draw:polygon>
        <draw:line draw:style-name="gr3" draw:text-style-name="P3" draw:layer="layout" svg:x1="4.818cm" svg:y1="4.167cm" svg:x2="4.818cm" svg:y2="4.291cm">
          <text:p/>
        </draw:line>
        <draw:frame draw:style-name="gr4" draw:text-style-name="P5" draw:layer="layout" svg:width="0.421cm" svg:height="0.801cm" svg:x="1.993cm" svg:y="4.117cm">
          <draw:text-box>
            <text:p text:style-name="P4"><text:span text:style-name="T1">0</text:span></text:p>
          </draw:text-box>
        </draw:frame>
        <draw:polygon draw:style-name="gr2" draw:text-style-name="P2" draw:layer="layout" svg:width="0cm" svg:height="0.123cm" svg:x="7.525cm" svg:y="4.167cm" svg:viewBox="0 0 0 124" draw:points="0,0 0,124">
          <text:p/>
        </draw:polygon>
        <draw:line draw:style-name="gr3" draw:text-style-name="P3" draw:layer="layout" svg:x1="7.525cm" svg:y1="4.167cm" svg:x2="7.525cm" svg:y2="4.291cm">
          <text:p/>
        </draw:line>
        <draw:frame draw:style-name="gr4" draw:text-style-name="P5" draw:layer="layout" svg:width="0.421cm" svg:height="0.801cm" svg:x="4.7cm" svg:y="4.117cm">
          <draw:text-box>
            <text:p text:style-name="P4"><text:span text:style-name="T1">2</text:span></text:p>
          </draw:text-box>
        </draw:frame>
        <draw:polygon draw:style-name="gr2" draw:text-style-name="P2" draw:layer="layout" svg:width="0cm" svg:height="0.123cm" svg:x="10.232cm" svg:y="4.167cm" svg:viewBox="0 0 0 124" draw:points="0,0 0,124">
          <text:p/>
        </draw:polygon>
        <draw:line draw:style-name="gr3" draw:text-style-name="P3" draw:layer="layout" svg:x1="10.232cm" svg:y1="4.167cm" svg:x2="10.232cm" svg:y2="4.291cm">
          <text:p/>
        </draw:line>
        <draw:frame draw:style-name="gr4" draw:text-style-name="P5" draw:layer="layout" svg:width="0.421cm" svg:height="0.801cm" svg:x="7.407cm" svg:y="4.117cm">
          <draw:text-box>
            <text:p text:style-name="P4"><text:span text:style-name="T1">4</text:span></text:p>
          </draw:text-box>
        </draw:frame>
        <draw:polygon draw:style-name="gr2" draw:text-style-name="P2" draw:layer="layout" svg:width="0cm" svg:height="0.123cm" svg:x="12.939cm" svg:y="4.167cm" svg:viewBox="0 0 0 124" draw:points="0,0 0,124">
          <text:p/>
        </draw:polygon>
        <draw:line draw:style-name="gr3" draw:text-style-name="P3" draw:layer="layout" svg:x1="12.939cm" svg:y1="4.167cm" svg:x2="12.939cm" svg:y2="4.291cm">
          <text:p/>
        </draw:line>
        <draw:frame draw:style-name="gr4" draw:text-style-name="P5" draw:layer="layout" svg:width="0.421cm" svg:height="0.801cm" svg:x="10.114cm" svg:y="4.117cm">
          <draw:text-box>
            <text:p text:style-name="P4"><text:span text:style-name="T1">6</text:span></text:p>
          </draw:text-box>
        </draw:frame>
        <draw:frame draw:style-name="gr4" draw:text-style-name="P5" draw:layer="layout" svg:width="0.421cm" svg:height="0.801cm" svg:x="12.821cm" svg:y="4.117cm">
          <draw:text-box>
            <text:p text:style-name="P4"><text:span text:style-name="T1">8</text:span></text:p>
          </draw:text-box>
        </draw:frame>
        <draw:polygon draw:style-name="gr2" draw:text-style-name="P2" draw:layer="layout" svg:width="0.123cm" svg:height="0cm" svg:x="1.412cm" svg:y="4.167cm" svg:viewBox="0 0 124 0" draw:points="124,0 0,0">
          <text:p/>
        </draw:polygon>
        <draw:line draw:style-name="gr3" draw:text-style-name="P3" draw:layer="layout" svg:x1="1.536cm" svg:y1="4.167cm" svg:x2="1.412cm" svg:y2="4.167cm">
          <text:p/>
        </draw:line>
        <draw:frame draw:style-name="gr4" draw:text-style-name="P5" draw:layer="layout" svg:width="1.378cm" svg:height="0.801cm" svg:x="7.389cm" svg:y="4.657cm">
          <draw:text-box>
            <text:p text:style-name="P4"><text:span text:style-name="T2">t</text:span><text:span text:style-name="T1"> [ms]</text:span></text:p>
          </draw:text-box>
        </draw:frame>
        <draw:polygon draw:style-name="gr2" draw:text-style-name="P2" draw:layer="layout" svg:width="0.123cm" svg:height="0cm" svg:x="1.412cm" svg:y="2.683cm" svg:viewBox="0 0 124 0" draw:points="124,0 0,0">
          <text:p/>
        </draw:polygon>
        <draw:line draw:style-name="gr3" draw:text-style-name="P3" draw:layer="layout" svg:x1="1.536cm" svg:y1="2.683cm" svg:x2="1.412cm" svg:y2="2.683cm">
          <text:p/>
        </draw:line>
        <draw:frame draw:style-name="gr4" draw:text-style-name="P5" draw:layer="layout" svg:width="0.421cm" svg:height="0.801cm" svg:x="0.883cm" svg:y="3.723cm">
          <draw:text-box>
            <text:p text:style-name="P4"><text:span text:style-name="T1">0</text:span></text:p>
          </draw:text-box>
        </draw:frame>
        <draw:polygon draw:style-name="gr2" draw:text-style-name="P2" draw:layer="layout" svg:width="0.123cm" svg:height="0cm" svg:x="1.412cm" svg:y="1.198cm" svg:viewBox="0 0 124 0" draw:points="124,0 0,0">
          <text:p/>
        </draw:polygon>
        <draw:line draw:style-name="gr3" draw:text-style-name="P3" draw:layer="layout" svg:x1="1.536cm" svg:y1="1.198cm" svg:x2="1.412cm" svg:y2="1.198cm">
          <text:p/>
        </draw:line>
        <draw:frame draw:style-name="gr4" draw:text-style-name="P5" draw:layer="layout" svg:width="0.569cm" svg:height="0.801cm" svg:x="0.676cm" svg:y="2.239cm">
          <draw:text-box>
            <text:p text:style-name="P4"><text:span text:style-name="T1">10</text:span></text:p>
          </draw:text-box>
        </draw:frame>
        <draw:frame draw:style-name="gr4" draw:text-style-name="P5" draw:layer="layout" svg:width="0.569cm" svg:height="0.801cm" svg:x="0.676cm" svg:y="0.754cm">
          <draw:text-box>
            <text:p text:style-name="P4"><text:span text:style-name="T1">20</text:span></text:p>
          </draw:text-box>
        </draw:frame>
        <draw:polyline draw:style-name="gr5" draw:text-style-name="P3" draw:layer="layout" svg:width="10.823cm" svg:height="3.289cm" svg:x="2.116cm" svg:y="0.807cm" svg:viewBox="0 0 10824 3290" draw:points="0,3290 7366,3290 7369,3286 7372,3270 7379,3043 7388,2709 7395,2692 7407,2690 7468,2686 7471,2682 7474,2670 7478,2612 7484,2191 7497,892 7506,661 7516,606 7532,574 7544,561 7567,560 7580,554 7602,555 7618,550 7637,549 7659,545 7681,541 7873,507 8019,480 9457,210 10528,7 10593,0 10613,4 10626,16 10642,43 10668,104 10694,181 10724,294 10824,729">
          <text:p/>
        </draw:polyline>
        <draw:polyline draw:style-name="gr6" draw:text-style-name="P3" draw:layer="layout" svg:width="10.823cm" svg:height="2.826cm" svg:x="2.116cm" svg:y="1.27cm" svg:viewBox="0 0 10824 2827" draw:points="0,2827 7390,2825 7393,2814 7397,2760 7413,2265 7419,2258 7445,2256 7489,2253 7493,2249 7496,2237 7499,2184 7505,1794 7521,466 7531,335 7541,300 7560,269 7569,265 7589,263 7601,258 7624,258 7640,255 7662,252 7685,250 7736,241 7797,232 7851,227 8165,214 8396,195 8547,176 8704,152 8826,146 9035,132 9293,108 9525,86 9663,77 9883,58 10209,26 10347,14 10806,0 10823,14 10824,15">
          <text:p/>
        </draw:polyline>
        <draw:polyline draw:style-name="gr7" draw:text-style-name="P3" draw:layer="layout" svg:width="10.823cm" svg:height="3cm" svg:x="2.116cm" svg:y="1.096cm" svg:viewBox="0 0 10824 3001" draw:points="0,3001 7389,3000 7392,2994 7395,2964 7414,2435 7424,2431 7490,2426 7494,2422 7497,2401 7500,2328 7506,1874 7519,718 7529,529 7538,480 7554,450 7567,439 7589,437 7602,432 7627,431 7643,429 7662,427 7684,424 7732,416 7776,408 8071,360 8830,253 10633,6 10714,0 10731,6 10747,21 10767,52 10796,118 10824,198">
          <text:p/>
        </draw:polyline>
        <draw:polyline draw:style-name="gr8" draw:text-style-name="P3" draw:layer="layout" svg:width="4.599cm" svg:height="3.29cm" svg:x="9.115cm" svg:y="0.836cm" svg:viewBox="0 0 4600 3291" draw:points="0,3270 5,3277 101,3281 106,3288 122,3284 128,3277 340,3281 356,3291 378,3281 490,3277 495,3274 500,3277 505,3274 516,3277 521,3229 527,3122 532,3102 537,2823 553,2805 559,2764 580,2096 585,2092 591,2082 596,1875 601,1299 607,1927 617,1923 623,579 628,561 639,561 644,544 665,534 670,534 681,568 686,565 702,561 718,544 740,548 750,565 766,568 782,592 793,589 804,548 809,541 820,537 835,530 846,496 873,499 878,513 947,517 953,527 963,524 974,520 979,520 990,499 1022,496 1032,493 1054,496 1059,503 1075,482 1091,482 1102,472 1118,475 1123,482 1128,513 1155,510 1160,506 1165,489 1187,486 1203,479 1213,482 1219,489 1224,475 1229,475 1235,468 1251,472 1256,479 1299,482 1309,493 1320,482 1336,482 1341,489 1352,486 1368,482 1378,472 1410,489 1416,448 1421,437 1448,437 1458,455 1474,458 1495,472 1501,465 1506,444 1527,434 1559,455 1570,448 1581,458 1586,458 1591,465 1597,462 1618,420 1623,420 1629,406 1650,406 1666,424 1676,420 1687,410 1698,400 1703,403 1714,389 1719,413 1724,413 1730,396 1740,403 1746,424 1751,427 1756,413 1762,417 1772,389 1778,382 1788,379 1794,362 1799,365 1804,386 1815,382 1826,386 1841,386 1857,369 1868,372 1889,362 1895,369 1905,369 1911,362 1921,358 1927,355 1943,365 1948,355 1964,358 1985,369 1991,382 2006,355 2017,351 2028,348 2038,310 2049,307 2070,317 2076,317 2081,310 2097,327 2102,331 2113,310 2124,303 2129,279 2134,279 2145,296 2166,307 2177,310 2182,320 2193,258 2214,248 2219,251 2225,265 2230,258 2235,227 2241,234 2294,231 2299,224 2305,227 2315,220 2321,210 2326,179 2347,169 2352,169 2363,182 2368,207 2391,217 2401,210 2407,162 2417,151 2428,141 2444,145 2460,155 2471,141 2487,148 2492,145 2502,120 2508,120 2513,131 2534,120 2550,120 2561,134 2566,131 2577,96 2620,93 2625,86 2630,69 2652,52 2657,41 2662,21 2673,24 2683,27 2694,52 2705,62 2715,65 2721,52 2731,48 2737,38 2742,38 2747,45 2753,62 2763,55 2774,31 2785,34 2795,38 2801,38 2806,31 2832,48 2838,45 2843,27 2848,24 2854,27 2870,7 2880,24 2907,10 2918,7 2928,0 2939,7 2950,34 2960,38 2966,38 2971,45 2976,31 2982,48 2987,52 2992,24 3003,21 3013,17 3019,21 3024,31 3035,17 3045,21 3051,34 3056,31 3067,7 3083,14 3104,14 3115,34 3125,38 3147,48 3157,45 3168,17 3173,10 3178,10 3184,17 3226,21 3237,69 3248,79 3258,69 3264,65 3280,79 3285,89 3296,89 3317,65 3328,62 3338,93 3343,100 3354,96 3359,96 3365,103 3375,107 3381,155 3386,162 3391,148 3402,162 3407,162 3413,169 3423,165 3439,158 3461,158 3487,217 3493,220 3498,248 3503,248 3508,241 3519,241 3535,258 3540,275 3551,265 3562,241 3567,279 3578,282 3594,289 3599,286 3604,275 3615,313 3631,327 3642,358 3647,362 3652,375 3684,372 3695,365 3705,369 3711,365 3716,372 3721,417 3727,427 3737,431 3743,434 3748,455 3764,465 3775,482 3812,482 3817,489 3828,517 3833,517 3849,537 3865,579 3870,579 3886,596 3897,603 3908,627 3918,630 3929,668 3945,665 3961,658 3982,696 3993,699 3998,696 4003,685 4014,699 4030,751 4051,775 4057,772 4078,799 4089,821 4099,831 4126,814 4137,824 4147,848 4158,883 4168,886 4179,883 4184,879 4190,890 4200,917 4206,917 4222,945 4243,955 4264,941 4275,955 4280,955 4302,1007 4328,1010 4333,1024 4349,1028 4355,1031 4365,1059 4376,1062 4387,1038 4408,1052 4413,1069 4419,1103 4424,1110 4435,1096 4451,1090 4467,1096 4477,1093 4483,1096 4493,1131 4499,1134 4504,1158 4509,1162 4514,1172 4536,1169 4546,1158 4552,1158 4557,1169 4568,1172 4573,1176 4578,1189 4584,1189 4594,1179 4600,1183">
          <text:p/>
        </draw:polyline>
        <draw:polyline draw:style-name="gr9" draw:text-style-name="P3" draw:layer="layout" svg:width="4.599cm" svg:height="2.781cm" svg:x="9.115cm" svg:y="1.311cm" svg:viewBox="0 0 4600 2782" draw:points="0,2764 5,2771 340,2771 351,2782 362,2782 367,2775 463,2775 468,2768 516,2771 521,2630 527,2310 532,2237 537,1414 543,1390 553,1386 559,1373 564,1304 575,418 580,408 591,404 596,336 601,143 612,94 623,229 628,191 639,198 660,184 665,170 676,170 681,177 697,170 702,174 708,170 713,177 740,177 745,163 756,167 761,167 772,184 788,191 793,187 798,163 814,156 820,156 835,139 846,105 873,108 878,118 969,122 979,125 990,115 1016,112 1027,94 1059,98 1086,115 1102,108 1123,108 1128,118 1160,118 1165,108 1203,105 1213,101 1224,118 1245,115 1251,108 1288,112 1299,122 1304,129 1320,129 1325,122 1341,125 1357,134 1378,122 1384,139 1410,153 1416,136 1448,153 1469,149 1480,118 1506,115 1511,112 1522,115 1533,118 1538,125 1549,156 1554,149 1565,153 1575,149 1586,153 1591,156 1602,149 1613,129 1618,129 1623,122 1639,143 1655,146 1661,153 1692,156 1703,160 1714,160 1719,153 1724,139 1730,89 1746,86 1756,108 1762,115 1772,132 1799,162 1810,160 1847,139 1857,118 1868,122 1889,125 1895,132 1905,160 1937,143 1943,149 1969,136 1980,139 1985,132 2006,143 2017,170 2033,167 2044,163 2049,170 2054,170 2060,177 2065,170 2070,170 2076,160 2081,163 2108,149 2113,129 2118,136 2129,139 2140,143 2150,160 2171,156 2193,132 2198,132 2203,125 2209,105 2230,115 2251,115 2257,125 2262,125 2267,118 2278,91 2283,91 2294,42 2299,42 2310,52 2331,52 2342,69 2352,59 2368,45 2374,35 2401,49 2407,42 2423,38 2428,7 2433,0 2444,4 2455,7 2471,59 2481,42 2492,38 2497,42 2502,28 2513,38 2529,42 2534,45 2545,31 2588,28 2598,18 2609,14 2620,24 2625,31 2636,55 2641,55 2646,49 2657,45 2662,38 2673,14 2678,14 2689,24 2699,35 2705,52 2721,45 2731,45 2737,55 2753,59 2763,62 2774,52 2779,45 2790,42 2795,35 2843,62 2854,52 2864,55 2880,66 2891,59 2902,45 2918,38 2923,38 2944,62 2960,45 2971,45 2976,35 2987,45 2992,55 3003,52 3013,49 3061,49 3067,62 3088,66 3093,69 3109,52 3120,52 3131,69 3173,98 3178,91 3216,87 3221,81 3232,84 3248,91 3253,91 3264,73 3285,76 3296,87 3306,91 3312,91 3317,98 3322,94 3328,98 3338,94 3349,98 3370,94 3386,118 3391,122 3402,153 3407,153 3413,160 3418,153 3423,156 3429,153 3439,167 3461,163 3471,146 3477,149 3482,170 3498,177 3519,174 3530,191 3535,194 3546,215 3562,229 3567,236 3572,256 3578,256 3588,270 3620,253 3636,267 3647,277 3658,270 3684,284 3689,284 3700,301 3711,301 3727,325 3732,329 3743,325 3769,322 3775,318 3785,336 3812,356 3833,380 3849,391 3860,404 3865,411 3881,411 3886,429 3902,439 3908,460 3913,456 3929,466 3934,477 3945,480 3956,497 3961,501 3972,522 3977,525 3988,542 3993,549 4009,553 4041,573 4046,570 4057,587 4067,584 4083,577 4094,584 4099,597 4105,625 4137,649 4163,683 4174,680 4190,711 4195,711 4200,704 4206,704 4211,694 4216,694 4227,721 4259,746 4270,759 4280,770 4302,746 4312,763 4318,770 4328,794 4339,794 4349,804 4360,808 4365,811 4371,808 4381,814 4387,825 4392,825 4403,842 4429,856 4435,856 4440,866 4461,866 4477,890 4499,880 4509,890 4530,925 4541,935 4562,925 4568,925 4573,932 4584,935 4589,938 4600,959">
          <text:p/>
        </draw:polyline>
        <draw:line draw:style-name="gr10" draw:text-style-name="P3" draw:layer="layout" svg:x1="1.536cm" svg:y1="4.167cm" svg:x2="1.536cm" svg:y2="0.456cm">
          <text:p/>
        </draw:line>
        <draw:line draw:style-name="gr10" draw:text-style-name="P3" draw:layer="layout" svg:x1="14.294cm" svg:y1="4.167cm" svg:x2="14.294cm" svg:y2="0.456cm">
          <text:p/>
        </draw:line>
        <draw:line draw:style-name="gr10" draw:text-style-name="P3" draw:layer="layout" svg:x1="1.536cm" svg:y1="4.167cm" svg:x2="14.294cm" svg:y2="4.167cm">
          <text:p/>
        </draw:line>
        <draw:line draw:style-name="gr10" draw:text-style-name="P3" draw:layer="layout" svg:x1="1.536cm" svg:y1="0.456cm" svg:x2="14.294cm" svg:y2="0.456cm">
          <text:p/>
        </draw:line>
        <draw:path draw:style-name="gr11" draw:text-style-name="P6" draw:layer="layout" svg:width="7.137cm" svg:height="3.027cm" svg:x="1.748cm" svg:y="0.906cm" svg:viewBox="0 0 7138 3028" svg:d="M82 3028h6973c55 0 83-28 83-84v-2860c0-56-28-84-83-84h-6973c-55 0-82 28-82 84v2860c0 56 27 84 82 84z">
          <text:p/>
        </draw:path>
        <draw:line draw:style-name="gr5" draw:text-style-name="P3" draw:layer="layout" svg:x1="1.917cm" svg:y1="1.185cm" svg:x2="2.764cm" svg:y2="1.185cm">
          <text:p/>
        </draw:line>
        <draw:frame draw:style-name="gr4" draw:text-style-name="P5" draw:layer="layout" svg:width="1.607cm" svg:height="0.801cm" draw:transform="rotate (1.5707963267949) translate (-0.161cm 3.298cm)">
          <draw:text-box>
            <text:p text:style-name="P4"><text:span text:style-name="T2">p</text:span><text:span text:style-name="T1"> [bar]</text:span></text:p>
          </draw:text-box>
        </draw:frame>
        <draw:frame draw:style-name="gr4" draw:text-style-name="P5" draw:layer="layout" svg:width="1.098cm" svg:height="0.801cm" svg:x="3.103cm" svg:y="0.743cm">
          <draw:text-box>
            <text:p text:style-name="P4"><text:span text:style-name="T1">Sim.</text:span></text:p>
          </draw:text-box>
        </draw:frame>
        <draw:line draw:style-name="gr6" draw:text-style-name="P3" draw:layer="layout" svg:x1="1.917cm" svg:y1="1.775cm" svg:x2="2.764cm" svg:y2="1.775cm">
          <text:p/>
        </draw:line>
        <draw:frame draw:style-name="gr4" draw:text-style-name="P5" draw:layer="layout" svg:width="2.322cm" svg:height="0.801cm" svg:x="4.379cm" svg:y="0.743cm">
          <draw:text-box>
            <text:p text:style-name="P4"><text:span text:style-name="T1">No Insert</text:span></text:p>
          </draw:text-box>
        </draw:frame>
        <draw:frame draw:style-name="gr4" draw:text-style-name="P5" draw:layer="layout" svg:width="1.098cm" svg:height="0.801cm" svg:x="3.103cm" svg:y="1.333cm">
          <draw:text-box>
            <text:p text:style-name="P4"><text:span text:style-name="T1">Sim.</text:span></text:p>
          </draw:text-box>
        </draw:frame>
        <draw:line draw:style-name="gr7" draw:text-style-name="P3" draw:layer="layout" svg:x1="1.917cm" svg:y1="2.365cm" svg:x2="2.764cm" svg:y2="2.365cm">
          <text:p/>
        </draw:line>
        <draw:frame draw:style-name="gr4" draw:text-style-name="P5" draw:layer="layout" svg:width="3.613cm" svg:height="0.801cm" svg:x="4.379cm" svg:y="1.333cm">
          <draw:text-box>
            <text:p text:style-name="P4"><text:span text:style-name="T1">Discrete Insert</text:span></text:p>
          </draw:text-box>
        </draw:frame>
        <draw:frame draw:style-name="gr4" draw:text-style-name="P5" draw:layer="layout" svg:width="1.098cm" svg:height="0.801cm" svg:x="3.103cm" svg:y="1.923cm">
          <draw:text-box>
            <text:p text:style-name="P4"><text:span text:style-name="T1">Sim.</text:span></text:p>
          </draw:text-box>
        </draw:frame>
        <draw:line draw:style-name="gr8" draw:text-style-name="P3" draw:layer="layout" svg:x1="1.917cm" svg:y1="2.955cm" svg:x2="2.764cm" svg:y2="2.955cm">
          <text:p/>
        </draw:line>
        <draw:frame draw:style-name="gr4" draw:text-style-name="P5" draw:layer="layout" svg:width="4.439cm" svg:height="0.801cm" svg:x="4.379cm" svg:y="1.923cm">
          <draw:text-box>
            <text:p text:style-name="P4"><text:span text:style-name="T1">Continuous Insert</text:span></text:p>
          </draw:text-box>
        </draw:frame>
        <draw:frame draw:style-name="gr4" draw:text-style-name="P5" draw:layer="layout" svg:width="1.153cm" svg:height="0.801cm" svg:x="3.103cm" svg:y="2.513cm">
          <draw:text-box>
            <text:p text:style-name="P4"><text:span text:style-name="T1">Exp.</text:span></text:p>
          </draw:text-box>
        </draw:frame>
        <draw:line draw:style-name="gr9" draw:text-style-name="P3" draw:layer="layout" svg:x1="1.917cm" svg:y1="3.545cm" svg:x2="2.764cm" svg:y2="3.545cm">
          <text:p/>
        </draw:line>
        <draw:frame draw:style-name="gr4" draw:text-style-name="P5" draw:layer="layout" svg:width="2.322cm" svg:height="0.801cm" svg:x="4.391cm" svg:y="2.513cm">
          <draw:text-box>
            <text:p text:style-name="P4"><text:span text:style-name="T1">No Insert</text:span></text:p>
          </draw:text-box>
        </draw:frame>
        <draw:frame draw:style-name="gr4" draw:text-style-name="P5" draw:layer="layout" svg:width="1.153cm" svg:height="0.801cm" svg:x="3.103cm" svg:y="3.103cm">
          <draw:text-box>
            <text:p text:style-name="P4"><text:span text:style-name="T1">Exp.</text:span></text:p>
          </draw:text-box>
        </draw:frame>
        <draw:frame draw:style-name="gr4" draw:text-style-name="P5" draw:layer="layout" svg:width="3.613cm" svg:height="0.801cm" svg:x="4.391cm" svg:y="3.103cm">
          <draw:text-box>
            <text:p text:style-name="P4"><text:span text:style-name="T1">Discrete Inser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 svg:font-family="'Computer Modern'"/>
    <style:font-face style:name="LM Roman 10" svg:font-family="'LM Roman 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24" draw:style="rect" draw:dots1="1" draw:dots1-length="0.13cm" draw:distance="0.05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5.062cm" fo:page-height="5.54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09T12:23:51.879868378</dc:date>
    <meta:editing-duration>PT4M44S</meta:editing-duration>
    <meta:editing-cycles>2</meta:editing-cycles>
    <meta:generator>LibreOffice/6.0.7.3$Linux_X86_64 LibreOffice_project/00m0$Build-3</meta:generator>
    <meta:document-statistic meta:object-count="53"/>
  </office:meta>
</office:document-meta>
</file>